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1-07_12-44-53_000.jpg</text:p>
          </table:table-cell>
          <table:table-cell table:style-name="ce11" office:value-type="string">
            <text:p>:m 食べた物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1-07_15-58-38_000.jpg</text:p>
          </table:table-cell>
          <table:table-cell table:style-name="ce11" office:value-type="string">
            <text:p>:m RES 1*3 / free# JVEMV6 76#_22:1 / 76. theoretical-physics(tp) / w=~,topics=変分法；オイラー・ラグランジュ方程式,doc=r-3-1~1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1*3 / free# JVEMV6 76#_22:1 / 76. theoretical-physics(tp) / w=~,topics=変分法；オイラー・ラグランジュ方程式,doc=r-3-1~1">
            <text:p>:m RES 1*3 / free# JVEMV6 76#_22:1 / 76. theoretical-physics(tp) / w=~,topics=変分法；オイラー・ラグランジュ方程式,doc=r-3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1-07_15-59-10_000.jpg</text:p>
          </table:table-cell>
          <table:table-cell table:style-name="ce11" office:value-type="string">
            <text:p>:m RES 3*3 / free# JVEMV6 76#_22:1 / 76. theoretical-physics(tp) / w=~,topics=変分法；オイラー・ラグランジュ方程式,doc=r-3-1~1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3*3 / free# JVEMV6 76#_22:1 / 76. theoretical-physics(tp) / w=~,topics=変分法；オイラー・ラグランジュ方程式,doc=r-3-1~1">
            <text:p>:m RES 3*3 / free# JVEMV6 76#_22:1 / 76. theoretical-physics(tp) / w=~,topics=変分法；オイラー・ラグランジュ方程式,doc=r-3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1-07_15-59-33_000.jpg</text:p>
          </table:table-cell>
          <table:table-cell table:style-name="ce11" office:value-type="string">
            <text:p>:m RES 2*3 / free# JVEMV6 76#_22:1 / 76. theoretical-physics(tp) / w=~,topics=変分法；オイラー・ラグランジュ方程式,doc=r-3-1~1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3 / free# JVEMV6 76#_22:1 / 76. theoretical-physics(tp) / w=~,topics=変分法；オイラー・ラグランジュ方程式,doc=r-3-1~1">
            <text:p>:m RES 2*3 / free# JVEMV6 76#_22:1 / 76. theoretical-physics(tp) / w=~,topics=変分法；オイラー・ラグランジュ方程式,doc=r-3-1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1-07_19-14-35_000.jpg</text:p>
          </table:table-cell>
          <table:table-cell table:style-name="ce11" office:value-type="string">
            <text:p>:m :篠笛,shinobue #*# / session-memo / s.1:atom,key=h-7(Gf),i.f.=~,notes=①hole:3-4-6-7;pitch:L4-L5-L7f-1;②h:7h-7-7h-7-6-4-6-7,Re+,other=~ \\\ s.2:todays-melody,for=大甲,key=Af,i.f.=~,notes=pitch:2-4-2-1-L7f-1-L5-L4-L5,Re+,other=~ \\\ s.3:atom,for=transition:乙⇔甲,key=h-7(Af),i.f.=~,notes=pitch:L7f-4-5f-1,Re+,other=symbol+:trill:バウンス、２回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:篠笛,shinobue #*# / session-memo / s.1:atom,key=h-7(Gf),i.f.=~,notes=①hole:3-4-6-7;pitch:L4-L5-L7f-1;②h:7h-7-7h-7-6-4-6-7,Re+,other=~ \\\ s.2:todays-melody,for=大甲,key=Af,i.f.=~,notes=pitch:2-4-2-1-L7f-1-L5-L4-L5,Re+,other=~ \\\ s.3:atom,for=transition:乙⇔甲,key=h-7(Af),i.f.=~,notes=pitch:L7f-4-5f-1,Re+,other=symbol+:trill:バウンス、２回">
            <text:p>:m :篠笛,shinobue #*# / session-memo / s.1:atom,key=h-7(Gf),i.f.=~,notes=①hole:3-4-6-7;pitch:L4-L5-L7f-1;②h:7h-7-7h-7-6-4-6-7,Re+,other=~ \\\ s.2:todays-melody,for=大甲,key=Af,i.f.=~,notes=pitch:2-4-2-1-L7f-1-L5-L4-L5,Re+,other=~ \\\ s.3:atom,for=transition:乙⇔甲,key=h-7(Af),i.f.=~,notes=pitch:L7f-4-5f-1,Re+,other=symbol+:trill:バウンス、２回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1-07_21-30-14_000.jpg</text:p>
          </table:table-cell>
          <table:table-cell table:style-name="ce18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1-08_01-07-00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1-08_01-12-14_000.jpg</text:p>
          </table:table-cell>
          <table:table-cell table:style-name="ce18" office:value-type="string">
            <text:p>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">
            <text:p>:PHOTO 記録 / @自室 / what=体温計：数値 / for=定点観測 / occasion=熱はない。痛み：指で押すと、むしろ、ひんやりする感覚。location=腫れは、前歯、左右１本目の間の、歯茎。押して、上記の、通常ではない感覚が生じるのは、左側。status=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1-08_07-55-37_000.jpg</text:p>
          </table:table-cell>
          <table:table-cell table:style-name="ce18" office:value-type="string">
            <text:p>:m :PHOTO 起きた時刻 / 2021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 office:value-type="string">
            <text:p>N-35-35-28.504943 E-139-34-49.599609</text:p>
          </table:table-cell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 office:value-type="string">
            <text:p>N-35-35-28.532409 E-139-34-49.599609</text:p>
          </table:table-cell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 table:formula="of:=[.F25]" office:value-type="string" office:string-value="N-35-35-28.738403 E-139-34-49.98413">
            <text:p>N-35-35-28.738403 E-139-34-49.98413</text:p>
          </table:table-cell>
          <table:table-cell table:style-name="ce4" office:value-type="string">
            <text:p>N-35-35-28.738403 E-139-34-49.98413</text:p>
          </table:table-cell>
          <table:table-cell table:style-name="ce38" table:formula="of:=IF([.E25]=&quot;&quot;;[.C25];CONCATENATE([.C25];&quot; / &quot;;[.E25]))" office:value-type="string" office:string-value=" / N-35-35-28.738403 E-139-34-49.98413">
            <text:p><text:s/>/ N-35-35-28.738403 E-139-34-49.9841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1"/>
          <table:table-cell table:style-name="ce4" table:formula="of:=[.F26]" office:value-type="string" office:string-value="N-35-20-10.13031 E-139-26-28.842773">
            <text:p>N-35-20-10.13031 E-139-26-28.842773</text:p>
          </table:table-cell>
          <table:table-cell table:style-name="ce4" office:value-type="string">
            <text:p>N-35-20-10.13031 E-139-26-28.842773</text:p>
          </table:table-cell>
          <table:table-cell table:style-name="ce38" table:formula="of:=IF([.E26]=&quot;&quot;;[.C26];CONCATENATE([.C26];&quot; / &quot;;[.E26]))" office:value-type="string" office:string-value=" / N-35-20-10.13031 E-139-26-28.842773">
            <text:p><text:s/>/ N-35-20-10.13031 E-139-26-28.84277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formula="of:=[.F27]" office:value-type="string" office:string-value="N-35-20-10.501098 E-139-26-28.513183">
            <text:p>N-35-20-10.501098 E-139-26-28.513183</text:p>
          </table:table-cell>
          <table:table-cell table:style-name="ce4" office:value-type="string">
            <text:p>N-35-20-10.501098 E-139-26-28.513183</text:p>
          </table:table-cell>
          <table:table-cell table:style-name="ce38" table:formula="of:=IF([.E27]=&quot;&quot;;[.C27];CONCATENATE([.C27];&quot; / &quot;;[.E27]))" office:value-type="string" office:string-value=" / N-35-20-10.501098 E-139-26-28.513183">
            <text:p><text:s/>/ N-35-20-10.501098 E-139-26-28.5131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 table:formula="of:=[.F28]" office:value-type="string" office:string-value="N-35-20-10.501098 E-139-26-28.513183">
            <text:p>N-35-20-10.501098 E-139-26-28.513183</text:p>
          </table:table-cell>
          <table:table-cell table:style-name="ce4" office:value-type="string">
            <text:p>N-35-20-10.501098 E-139-26-28.513183</text:p>
          </table:table-cell>
          <table:table-cell table:style-name="ce38" table:formula="of:=IF([.E28]=&quot;&quot;;[.C28];CONCATENATE([.C28];&quot; / &quot;;[.E28]))" office:value-type="string" office:string-value=" / N-35-20-10.501098 E-139-26-28.513183">
            <text:p><text:s/>/ N-35-20-10.501098 E-139-26-28.513183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formula="of:=[.F29]" office:value-type="string" office:string-value="N-35-20-10.363769 E-139-26-28.293457">
            <text:p>N-35-20-10.363769 E-139-26-28.293457</text:p>
          </table:table-cell>
          <table:table-cell table:style-name="ce4" office:value-type="string">
            <text:p>N-35-20-10.363769 E-139-26-28.293457</text:p>
          </table:table-cell>
          <table:table-cell table:style-name="ce38" table:formula="of:=IF([.E29]=&quot;&quot;;[.C29];CONCATENATE([.C29];&quot; / &quot;;[.E29]))" office:value-type="string" office:string-value=" / N-35-20-10.363769 E-139-26-28.293457">
            <text:p><text:s/>/ N-35-20-10.363769 E-139-26-28.293457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 table:formula="of:=[.F30]" office:value-type="string" office:string-value="N-35-20-10.144042 E-139-26-28.238525">
            <text:p>N-35-20-10.144042 E-139-26-28.238525</text:p>
          </table:table-cell>
          <table:table-cell table:style-name="ce4" office:value-type="string">
            <text:p>N-35-20-10.144042 E-139-26-28.238525</text:p>
          </table:table-cell>
          <table:table-cell table:style-name="ce38" table:formula="of:=IF([.E30]=&quot;&quot;;[.C30];CONCATENATE([.C30];&quot; / &quot;;[.E30]))" office:value-type="string" office:string-value=" / N-35-20-10.144042 E-139-26-28.238525">
            <text:p><text:s/>/ N-35-20-10.144042 E-139-26-28.23852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 table:formula="of:=[.F31]" office:value-type="string" office:string-value="N-35-20-10.144042 E-139-26-28.238525">
            <text:p>N-35-20-10.144042 E-139-26-28.238525</text:p>
          </table:table-cell>
          <table:table-cell table:style-name="ce4" office:value-type="string">
            <text:p>N-35-20-10.144042 E-139-26-28.238525</text:p>
          </table:table-cell>
          <table:table-cell table:style-name="ce38" table:formula="of:=IF([.E31]=&quot;&quot;;[.C31];CONCATENATE([.C31];&quot; / &quot;;[.E31]))" office:value-type="string" office:string-value=" / N-35-20-10.144042 E-139-26-28.238525">
            <text:p><text:s/>/ N-35-20-10.144042 E-139-26-28.238525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 table:formula="of:=[.F32]" office:value-type="string" office:string-value="N-35-20-10.061645 E-139-26-28.40332">
            <text:p>N-35-20-10.061645 E-139-26-28.40332</text:p>
          </table:table-cell>
          <table:table-cell table:style-name="ce4" office:value-type="string">
            <text:p>N-35-20-10.061645 E-139-26-28.40332</text:p>
          </table:table-cell>
          <table:table-cell table:style-name="ce38" table:formula="of:=IF([.E32]=&quot;&quot;;[.C32];CONCATENATE([.C32];&quot; / &quot;;[.E32]))" office:value-type="string" office:string-value=" / N-35-20-10.061645 E-139-26-28.40332">
            <text:p><text:s/>/ N-35-20-10.061645 E-139-26-28.40332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 table:formula="of:=[.F33]" office:value-type="string" office:string-value="N-35-20-9.745788 E-139-26-29.666748">
            <text:p>N-35-20-9.745788 E-139-26-29.666748</text:p>
          </table:table-cell>
          <table:table-cell table:style-name="ce4" office:value-type="string">
            <text:p>N-35-20-9.745788 E-139-26-29.666748</text:p>
          </table:table-cell>
          <table:table-cell table:style-name="ce38" table:formula="of:=IF([.E33]=&quot;&quot;;[.C33];CONCATENATE([.C33];&quot; / &quot;;[.E33]))" office:value-type="string" office:string-value=" / N-35-20-9.745788 E-139-26-29.666748">
            <text:p><text:s/>/ N-35-20-9.745788 E-139-26-29.66674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 table:formula="of:=[.F34]" office:value-type="string" office:string-value="N-35-20-12.245178 E-139-26-42.410888">
            <text:p>N-35-20-12.245178 E-139-26-42.410888</text:p>
          </table:table-cell>
          <table:table-cell table:style-name="ce4" office:value-type="string">
            <text:p>N-35-20-12.245178 E-139-26-42.410888</text:p>
          </table:table-cell>
          <table:table-cell table:style-name="ce38" table:formula="of:=IF([.E34]=&quot;&quot;;[.C34];CONCATENATE([.C34];&quot; / &quot;;[.E34]))" office:value-type="string" office:string-value=" / N-35-20-12.245178 E-139-26-42.410888">
            <text:p><text:s/>/ N-35-20-12.245178 E-139-26-42.410888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 office:value-type="string">
            <text:p>N-35-35-20.979309 E-139-34-44.710693</text:p>
          </table:table-cell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 office:value-type="string">
            <text:p>N-35-35-28.518676 E-139-34-49.599609</text:p>
          </table:table-cell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 office:value-type="string">
            <text:p>N-35-35-28.532409 E-139-34-49.544677</text:p>
          </table:table-cell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:m :篠笛,shinobue #*# / session-memo / s.1:todays-melody,genr=~,for=~,key=~,tempo=~,R=~,i.f.=~,notes=h:Bf-6_-3_-4_-7_-7_;pitch:L4-L5-1,Re+,other=~ \\\ s.2:res,for=大甲:fingering,Re+,notes=Bf-Df-C-B-C,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:m RES 1*2 / free# JVEMV6 68#_id=16V7:1 / 68. theoretical-physics(tp) / w=(-1/6*(β-α)^3);(β-α=η),topics=積分：６分の１の公式,other=~,s=~,i=~,doc=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m RES 2*2 / free# JVEMV6 68#_id=16V7:1 / 68. theoretical-physics(tp) / w=(-1/6*(β-α)^3);(β-α=η),topics=積分：６分の１の公式,other=~,s=~,i=~,doc=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9">
            <text:p>9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8">2021/11/08</text:date>, <text:time>09:13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1-08T09:13:41.12</dc:date>
    <dc:creator>iwabuchi ken</dc:creator>
    <meta:editing-duration>P39DT17H1M36S</meta:editing-duration>
    <meta:editing-cycles>13742</meta:editing-cycles>
    <meta:document-statistic meta:table-count="1" meta:cell-count="448" meta:object-count="0"/>
  </office:meta>
</office:document-meta>
</file>